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σ</math:mo>
        <math:mi math:fontstyle="italic">DEM</math:mi>
      </math:msub>
      <math:mi/>
      <math:mi math:fontstyle="italic">ou</math:mi>
      <math:mi/>
      <math:msub>
        <math:mo math:stretchy="false">σ</math:mo>
        <math:mover math:accent="true">
          <math:mi>x</math:mi>
          <math:mo math:stretchy="false">ˉ</math:mo>
        </math:mover>
      </math:msub>
      <math:mrow>
        <math:mi/>
        <math:mo math:stretchy="false">=</math:mo>
        <math:mi/>
      </math:mrow>
      <math:mfrac>
        <math:msub>
          <math:mo math:stretchy="false">σ</math:mo>
          <math:mi math:fontstyle="italic">pop</math:mi>
        </math:msub>
        <math:msqrt>
          <math:mi>n</math:mi>
        </math:msqrt>
      </math:mfrac>
      <math:mi/>
      <math:mi math:fontstyle="italic">ou</math:mi>
      <math:mi/>
      <math:mfrac>
        <math:mover math:accent="true">
          <math:mo math:stretchy="false">σ</math:mo>
          <math:mo math:stretchy="false">ˆ</math:mo>
        </math:mover>
        <math:msqrt>
          <math:mi>n</math:mi>
        </math:msqrt>
      </math:mfrac>
    </math:mrow>
    <math:annotation math:encoding="StarMath 5.0">%sigma_{DEM} ~ou ~%sigma_{bar x }`=`{%sigma_{pop }} over {sqrt{n} } ~ ou~ {widehat {%sigma}} over {sqrt{n} 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